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fo:min-height="6.401cm"/>
    </style:style>
    <style:style style:name="gr4" style:family="graphic" style:parent-style-name="standard">
      <style:graphic-properties draw:stroke="none" draw:fill="none" fo:min-height="5.69cm"/>
    </style:style>
    <style:style style:name="gr5" style:family="graphic">
      <style:graphic-properties style:protect="size"/>
    </style:style>
    <style:style style:name="gr6" style:family="graphic">
      <style:graphic-properties draw:fill="solid" draw:fill-color="#ff3333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4.97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text-properties fo:language="fr" fo:country="FR"/>
    </style:style>
    <style:style style:name="P2" style:family="paragraph">
      <style:paragraph-properties fo:text-align="center"/>
    </style:style>
    <style:style style:name="P3" style:family="paragraph">
      <style:text-properties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text-properties fo:color="#ffffff" fo:font-size="44pt" fo:text-shadow="none" style:text-underline-style="none" fo:font-weight="bold" style:font-size-asian="44pt" style:font-weight-asian="bold" style:font-size-complex="44pt" style:font-weight-complex="bold"/>
    </style:style>
    <style:style style:name="T1" style:family="text">
      <style:text-properties fo:language="fr" fo:country="FR" fo:font-weight="bold" style:font-weight-asian="bold" style:font-weight-complex="bold"/>
    </style:style>
    <style:style style:name="T2" style:family="text">
      <style:text-properties fo:language="fr" fo:country="FR"/>
    </style:style>
    <style:style style:name="T3" style:family="text">
      <style:text-properties fo:color="#ffffff" fo:font-size="44pt" fo:language="fr" fo:country="FR" fo:text-shadow="none" style:text-underline-style="none" fo:font-weight="bold" style:font-size-asian="44pt" style:font-weight-asian="bold" style:font-size-complex="44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6.77cm" svg:height="6.65cm" svg:x="15.8cm" svg:y="5.8cm">
          <draw:text-box>
            <text:p><text:span text:style-name="T1">Pour l'entreprise :</text:span></text:p>
            <text:p><text:span text:style-name="T1"/></text:p>
            <text:list text:style-name="L1">
              <text:list-item>
                <text:p><text:span text:style-name="T2">Anticipation</text:span></text:p>
              </text:list-item>
              <text:list-item>
                <text:p><text:span text:style-name="T2">Changement</text:span></text:p>
              </text:list-item>
              <text:list-item>
                <text:p><text:span text:style-name="T2">Coopération</text:span></text:p>
              </text:list-item>
              <text:list-item>
                <text:p><text:span text:style-name="T2">Innovation</text:span></text:p>
              </text:list-item>
              <text:list-item>
                <text:p><text:span text:style-name="T2">Partage de culture</text:span></text:p>
              </text:list-item>
              <text:list-item>
                <text:p><text:span text:style-name="T2">Prendre des risques</text:span></text:p>
              </text:list-item>
              <text:list-item>
                <text:p><text:span text:style-name="T2">Simplicité</text:span></text:p>
              </text:list-item>
            </text:list>
          </draw:text-box>
        </draw:frame>
        <draw:custom-shape draw:style-name="gr2" draw:text-style-name="P2" draw:layer="layout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5.199cm" svg:height="3.506cm" svg:x="1.401cm" svg:y="0.837cm" presentation:class="title" presentation:user-transformed="true">
          <draw:text-box>
            <text:p text:style-name="P3"><text:span text:style-name="T3">Qu'est-ce que l'agilité ?</text:span></text:p>
          </draw:text-box>
        </draw:frame>
        <draw:frame draw:style-name="gr3" draw:layer="layout" svg:width="14.87cm" svg:height="6.651cm" svg:x="1.73cm" svg:y="5.839cm">
          <draw:text-box>
            <text:p><text:span text:style-name="T4">L’agilité sert à :</text:span></text:p>
            <text:p/>
            <text:list text:style-name="L1">
              <text:list-item>
                <text:p>Adaptabilité, flexibilité, réactivité</text:p>
              </text:list-item>
              <text:list-item>
                <text:p>Amélioration continue</text:p>
              </text:list-item>
              <text:list-item>
                <text:p>Anticipation, culture du changement</text:p>
              </text:list-item>
              <text:list-item>
                <text:p>Culture collaborative, droit a l’erreur</text:p>
              </text:list-item>
              <text:list-item>
                <text:p>Culture client</text:p>
              </text:list-item>
              <text:list-item>
                <text:p>Développement des compétences</text:p>
              </text:list-item>
              <text:list-item>
                <text:p>Management de la complexité</text:p>
              </text:list-item>
            </text:list>
          </draw:text-box>
        </draw:frame>
        <draw:frame draw:style-name="gr4" draw:layer="layout" svg:width="18.214cm" svg:height="5.94cm" svg:x="1.7cm" svg:y="13.76cm">
          <draw:text-box>
            <text:p><text:span text:style-name="T4">Permet de :</text:span></text:p>
            <text:p/>
            <text:list text:style-name="L1">
              <text:list-item>
                <text:p>Conquérir de nouvelles opportunités</text:p>
              </text:list-item>
              <text:list-item>
                <text:p>Conserver ses parts de marché</text:p>
              </text:list-item>
              <text:list-item>
                <text:p>Répondre à l’incertitude et l’instabilité</text:p>
              </text:list-item>
              <text:list-item>
                <text:p>S'adapter aux besoins des clients</text:p>
              </text:list-item>
              <text:list-item>
                <text:p>Se mettre dans une posture d’innovation et de bien-être</text:p>
              </text:list-item>
              <text:list-item>
                <text:p>Se renouveler en période de cri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2cm" svg:y="-0.136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6" draw:text-style-name="P2" draw:layer="Mise en page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3.221cm" svg:height="6.651cm" svg:x="1.681cm" svg:y="5.73cm">
          <draw:text-box>
            <text:p><text:span text:style-name="T1">Les capacités du renard</text:span></text:p>
            <text:p><text:span text:style-name="T1"/></text:p>
            <text:list text:style-name="L1">
              <text:list-item>
                <text:p><text:span text:style-name="T2">Peut sauter jusqu'à deux mètres au-dessus de clôtures</text:span></text:p>
              </text:list-item>
              <text:list-item>
                <text:p><text:span text:style-name="T2">Rampe, nage, grimpe</text:span></text:p>
              </text:list-item>
              <text:list-item>
                <text:p><text:span text:style-name="T2">Il court assez vite sur courte distance (jusqu'à 50/60 km/h)</text:span></text:p>
              </text:list-item>
              <text:list-item>
                <text:p><text:span text:style-name="T2">Il est léger, se déplace facilement sur la boue, vase et neige</text:span></text:p>
              </text:list-item>
              <text:list-item>
                <text:p><text:span text:style-name="T2">Il aime se déplacer furtivement</text:span></text:p>
              </text:list-item>
              <text:list-item>
                <text:p><text:span text:style-name="T2">Il voit les compétences de la meute et voit ce qui est le plus adapté</text:span></text:p>
              </text:list-item>
            </text:list>
          </draw:text-box>
        </draw:frame>
        <draw:frame draw:style-name="gr7" draw:layer="layout" svg:width="23.921cm" svg:height="6.65cm" svg:x="1.681cm" svg:y="12.939cm">
          <draw:text-box>
            <text:p><text:span text:style-name="T4">Renard chasseur</text:span></text:p>
            <text:p><text:span text:style-name="T4"/></text:p>
            <text:list text:style-name="L1">
              <text:list-item>
                <text:p>Chasse principalement la nuit</text:p>
              </text:list-item>
              <text:list-item>
                <text:p><text:span text:style-name="T2">Parcourt facilement une dizaine de kilomètres pour chercher de la nourriture</text:span></text:p>
              </text:list-item>
              <text:list-item>
                <text:p>Opportuniste (omnivore, adapte sa nourriture en fonction des saisons)</text:p>
              </text:list-item>
              <text:list-item>
                <text:p>Sens d'orientation</text:p>
              </text:list-item>
              <text:list-item>
                <text:p>Détecte les champs magnétique terrestre</text:p>
              </text:list-item>
              <text:list-item>
                <text:p>Ouïe très développée (fréquences plus hautes que l'humain)</text:p>
              </text:list-item>
              <text:list-item>
                <text:p>Détecte des proies sous 5 mètres de profondeur grâce a son odorat</text:p>
              </text:list-item>
            </text:list>
          </draw:text-box>
        </draw:frame>
        <draw:frame presentation:style-name="pr1" draw:text-style-name="P4" draw:layer="layout" svg:width="25.199cm" svg:height="3.506cm" svg:x="1.403cm" svg:y="0.837cm" presentation:class="title" presentation:user-transformed="true">
          <draw:text-box>
            <text:p text:style-name="P3"><text:span text:style-name="T3">Renard roux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2cm" svg:y="-0.136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1T10:06:41.536146009</meta:creation-date>
    <dc:date>2016-04-21T15:13:52.929873404</dc:date>
    <meta:editing-duration>PT2H56M37S</meta:editing-duration>
    <meta:editing-cycles>11</meta:editing-cycles>
    <meta:generator>LibreOffice/4.2.8.2$Linux_X86_64 LibreOffice_project/420m0$Build-2</meta:generator>
    <meta:document-statistic meta:object-count="34"/>
  </office:meta>
</office:document-meta>
</file>